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7.75cm" loext:decorative="false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9.177cm" svg:height="18cm" svg:x="0.073cm" svg:y="0.5cm">
          <draw:text-box>
            <text:p># MT8050IE EtherCAT Integration Project</text:p>
            <text:p>Проект интеграции панели управления Wientek MT8050IE через преобразователь RS485-EtherCAT MS-A2-1011 с серводрайвером SZGH-E7A20LE и TwinCAT 3.</text:p>
            <text:p/>
            <text:p>![Схема подключения](docs/connection_diagram.png)</text:p>
            <text:p/>
            <text:p>## 🔌 Блок-схема подключения</text:p>
            <text:p>```plaintext</text:p>
            <text:p>[MT8050IE (RS485)] </text:p>
            <text:p><text:s text:c="7"/>│</text:p>
            <text:p><text:s text:c="7"/>▼</text:p>
            <text:p>[MS-A2-1011 (RS485→EtherCAT)]</text:p>
            <text:p><text:s text:c="7"/>│</text:p>
            <text:p><text:s text:c="7"/>▼ </text:p>
            <text:p>[EtherCAT Network (кроссовый кабель: 1-3, 2-6)]</text:p>
            <text:p><text:s text:c="7"/>│</text:p>
            <text:p><text:s text:c="7"/>▼</text:p>
            <text:p>[SZGH-E7A20LE (EtherCAT Slave)]</text:p>
            <text:p><text:s text:c="7"/>│ </text:p>
            <text:p><text:s text:c="7"/>▼</text:p>
            <text:p>[TwinCAT 3 (EtherCAT Master)]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11:25:16.184258731</meta:creation-date>
    <dc:date>2025-08-07T11:26:59.583824790</dc:date>
    <meta:editing-duration>PT1M44S</meta:editing-duration>
    <meta:editing-cycles>1</meta:editing-cycles>
    <meta:document-statistic meta:object-count="1"/>
    <meta:generator>LibreOffice/25.2.4.3$Linux_X86_64 LibreOffice_project/520$Build-3</meta:generator>
  </office:meta>
</office:document-meta>
</file>